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cdf" officeooo:paragraph-rsid="0000ecdf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00ecdf" officeooo:paragraph-rsid="0000ecdf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0ecdf" officeooo:paragraph-rsid="0000ecdf"/>
    </style:style>
    <style:style style:name="P4" style:family="paragraph" style:parent-style-name="Standard">
      <style:paragraph-properties fo:margin-left="5.002cm" fo:margin-right="0cm" fo:text-indent="0cm" style:auto-text-indent="false"/>
      <style:text-properties officeooo:rsid="0000ecdf" officeooo:paragraph-rsid="0000ecdf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text-line-through-style="solid" style:text-line-through-type="single" officeooo:rsid="00034dc9" officeooo:paragraph-rsid="00034dc9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text-line-through-style="none" style:text-line-through-type="none" officeooo:rsid="0000ecdf" officeooo:paragraph-rsid="0000ecdf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text-line-through-style="none" style:text-line-through-type="none" officeooo:rsid="0000ecdf" officeooo:paragraph-rsid="0000ecdf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text-line-through-style="none" style:text-line-through-type="none" officeooo:rsid="000107e4" officeooo:paragraph-rsid="000107e4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text-line-through-style="none" style:text-line-through-type="none" officeooo:rsid="00034dc9" officeooo:paragraph-rsid="00034dc9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text-line-through-style="none" style:text-line-through-type="none" officeooo:rsid="00034dc9" officeooo:paragraph-rsid="00034dc9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text-line-through-style="none" style:text-line-through-type="none" officeooo:rsid="00043010" officeooo:paragraph-rsid="00043010"/>
    </style:style>
    <style:style style:name="P12" style:family="paragraph" style:parent-style-name="Standard">
      <style:paragraph-properties fo:margin-left="5.002cm" fo:margin-right="0cm" fo:text-indent="0cm" style:auto-text-indent="false"/>
      <style:text-properties style:text-line-through-style="none" style:text-line-through-type="none" officeooo:rsid="00043010" officeooo:paragraph-rsid="00043010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text-line-through-style="none" style:text-line-through-type="none" officeooo:rsid="00072e78" officeooo:paragraph-rsid="00072e78"/>
    </style:style>
    <style:style style:name="T1" style:family="text">
      <style:text-properties style:text-line-through-style="none" style:text-line-through-type="none" officeooo:rsid="0003bad6"/>
    </style:style>
    <style:style style:name="T2" style:family="text">
      <style:text-properties style:text-line-through-style="none" style:text-line-through-type="none" officeooo:rsid="00043010"/>
    </style:style>
    <style:style style:name="T3" style:family="text">
      <style:text-properties officeooo:rsid="0003bad6"/>
    </style:style>
    <style:style style:name="T4" style:family="text">
      <style:text-properties officeooo:rsid="000430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hinyCircos parameters</text:p>
      <text:p text:style-name="P1"/>
      <text:p text:style-name="P1"/>
      <text:p text:style-name="P1">1. Place chromosome information under chromosome data</text:p>
      <text:p text:style-name="P1">2. Place data information under track data</text:p>
      <text:p text:style-name="P2">Under chromosome data type</text:p>
      <text:p text:style-name="P3">1. Displaynchromosome band-yes</text:p>
      <text:p text:style-name="P3">2. Colors for chromosome band-grey</text:p>
      <text:p text:style-name="P3">3. Chromosome band height-0.02</text:p>
      <text:p text:style-name="P6">-Font size for chromosome ID-1.0</text:p>
      <text:p text:style-name="P7"/>
      <text:p text:style-name="P8">Plot type-line</text:p>
      <text:p text:style-name="P9">Track index</text:p>
      <text:p text:style-name="P10">-Data color- custom for data with multi columns</text:p>
      <text:p text:style-name="P10"/>
      <text:p text:style-name="P11">Track 1-#E69F00 (orange)</text:p>
      <text:p text:style-name="P11">Track 2-#56B4E9 (skyblue)</text:p>
      <text:p text:style-name="P11">Track 3-#009E73 (bluishgreen)</text:p>
      <text:p text:style-name="P11">Track 4- #D55E00 (Vermilion)</text:p>
      <text:p text:style-name="P11">Track 5 #CC79A7 (reddish purple)</text:p>
      <text:p text:style-name="P12">(Cyan)</text:p>
      <text:p text:style-name="P10">-Fill area -yes</text:p>
      <text:p text:style-name="P5"><text:span text:style-name="T1">-Y-axis cordinates of baseline- 0.2,1.0</text:span></text:p>
      <text:p text:style-name="P10"><text:span text:style-name="T3">-Baseline colors-#808080</text:span></text:p>
      <text:p text:style-name="P10">- <text:span text:style-name="T4">Background -gray95</text:span></text:p>
      <text:p text:style-name="P10"><text:span text:style-name="T4">-Track height 0.1</text:span></text:p>
      <text:p text:style-name="P10"><text:span text:style-name="T4">-Distance to next section 0.01</text:span></text:p>
      <text:p text:style-name="P10"/>
      <text:p text:style-name="P13">Add legend-Yes</text:p>
      <text:p text:style-name="P13">Zoom the plot-75</text:p>
      <text:p text:style-name="P13">Legend position-Right</text:p>
      <text:p text:style-name="P13">Add track index-Yes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4-04-16T12:16:57.995320074</meta:creation-date>
    <dc:date>2024-04-16T12:44:54.420020574</dc:date>
    <meta:editing-duration>PT17M3S</meta:editing-duration>
    <meta:editing-cycles>7</meta:editing-cycles>
    <meta:generator>LibreOffice/7.3.3.2$Linux_X86_64 LibreOffice_project/d1d0ea68f081ee2800a922cac8f79445e4603348</meta:generator>
    <meta:document-statistic meta:table-count="0" meta:image-count="0" meta:object-count="0" meta:page-count="1" meta:paragraph-count="27" meta:word-count="99" meta:character-count="700" meta:non-whitespace-character-count="628"/>
  </office:meta>
</office:document-meta>
</file>